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308cm"/>
    </style:style>
    <style:style style:name="co3" style:family="table-column">
      <style:table-column-properties fo:break-before="auto" style:column-width="11.111cm"/>
    </style:style>
    <style:style style:name="co4" style:family="table-column">
      <style:table-column-properties fo:break-before="auto" style:column-width="5.1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akeYou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berduck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ElevenLab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OpenA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WSPolly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Replicat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Azure OpenAI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Huggingfac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Ollam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VertexAI Google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PaLM API Googl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Anthropic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AWS Sagemaker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AWS Bedrock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Anyscal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Perplexity AI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VLLM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DeepInfra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AI2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NLP Clou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Coher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Together AI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Aleph Alpha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Baseten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OpenRouter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Custom API Server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Petals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plicate/llama-2-70b-chat:2796ee9483c3fd7aa2e171d38f4ca12251a30609463dcfd4cd76703f22e96cdf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plicate/a16z-infra/llama-2-13b-chat:2a7f981751ec7fdf87b5b91ad4db53683a98082e9ff7bfd12c8cd5ea85980a52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plicate/vicuna-13b:6282abe6a492de4145d7bb601023762212f9ddbbe78278bd6771c8b3b2f2a13b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plicate/daanelson/flan-t5-large:ce962b3f6792a57074a601d3979db5839697add2e4e02696b3ced4c022d4767f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plicate/custom-llm-version-id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plicate/deployments/ishaan-jaff/ishaan-mistral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style-name="Default"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/>
          <table:table-cell table:style-name="ce1"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zure/gpt-4</text:p>
          </table:table-cell>
          <table:table-cell table:style-name="ce1"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zure/gpt-4-0314</text:p>
          </table:table-cell>
          <table:table-cell table:style-name="ce1"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zure/gpt-4-0613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zure/gpt-4-32k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zure/gpt-4-32k-03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zure/gpt-4-32k-06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zure/gpt-3.5-turbo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zure/gpt-3.5-turbo-03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zure/gpt-3.5-turbo-06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zure/gpt-3.5-turbo-16k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zure/gpt-3.5-turbo-16k-061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ggingface/mistralai/Mistral-7B-Instruct-v0.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ggingface/meta-llama/Llama-2-7b-cha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ggingface/tiiuae/falcon-7b-instruc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ggingface/mosaicml/mpt-7b-cha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ggingface/codellama/CodeLlama-34b-Instruct-hf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huggingface/WizardLM/WizardCoder-Python-34B-V1.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ggingface/Phind/Phind-CodeLlama-34B-v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stral</text:p>
          </table:table-cell>
          <table:table-cell table:style-name="ce1" office:value-type="string" calcext:value-type="string">
            <text:p>ollama/mistral</text:p>
          </table:table-cell>
          <table:table-cell table:formula="of:=SUBSTITUTE([.C60]; &quot;completion(model='&quot;; &quot;&quot;)" office:value-type="string" office:string-value="ollama/mistral" calcext:value-type="string">
            <text:p>ollama/mistr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lama2 7B</text:p>
          </table:table-cell>
          <table:table-cell table:style-name="ce1" office:value-type="string" calcext:value-type="string">
            <text:p>ollama/llama2</text:p>
          </table:table-cell>
          <table:table-cell table:formula="of:=SUBSTITUTE([.C61]; &quot;completion(model='&quot;; &quot;&quot;)" office:value-type="string" office:string-value="ollama/llama2" calcext:value-type="string">
            <text:p>ollama/llama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lama2 13B</text:p>
          </table:table-cell>
          <table:table-cell table:style-name="ce1" office:value-type="string" calcext:value-type="string">
            <text:p>ollama/llama2:13b</text:p>
          </table:table-cell>
          <table:table-cell table:formula="of:=SUBSTITUTE([.C62]; &quot;completion(model='&quot;; &quot;&quot;)" office:value-type="string" office:string-value="ollama/llama2:13b" calcext:value-type="string">
            <text:p>ollama/llama2:13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lama2 70B</text:p>
          </table:table-cell>
          <table:table-cell table:style-name="ce1" office:value-type="string" calcext:value-type="string">
            <text:p>ollama/llama2:70b</text:p>
          </table:table-cell>
          <table:table-cell table:formula="of:=SUBSTITUTE([.C63]; &quot;completion(model='&quot;; &quot;&quot;)" office:value-type="string" office:string-value="ollama/llama2:70b" calcext:value-type="string">
            <text:p>ollama/llama2:70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lama2 Uncensored</text:p>
          </table:table-cell>
          <table:table-cell table:style-name="ce1" office:value-type="string" calcext:value-type="string">
            <text:p>ollama/llama2-uncensored</text:p>
          </table:table-cell>
          <table:table-cell table:formula="of:=SUBSTITUTE([.C64]; &quot;completion(model='&quot;; &quot;&quot;)" office:value-type="string" office:string-value="ollama/llama2-uncensored" calcext:value-type="string">
            <text:p>ollama/llama2-uncensore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de Llama</text:p>
          </table:table-cell>
          <table:table-cell table:style-name="ce1" office:value-type="string" calcext:value-type="string">
            <text:p>ollama/codellama</text:p>
          </table:table-cell>
          <table:table-cell table:formula="of:=SUBSTITUTE([.C65]; &quot;completion(model='&quot;; &quot;&quot;)" office:value-type="string" office:string-value="ollama/codellama" calcext:value-type="string">
            <text:p>ollama/codellam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lama2 Uncensored</text:p>
          </table:table-cell>
          <table:table-cell table:style-name="ce1" office:value-type="string" calcext:value-type="string">
            <text:p>ollama/llama2-uncensored</text:p>
          </table:table-cell>
          <table:table-cell table:formula="of:=SUBSTITUTE([.C66]; &quot;completion(model='&quot;; &quot;&quot;)" office:value-type="string" office:string-value="ollama/llama2-uncensored" calcext:value-type="string">
            <text:p>ollama/llama2-uncensore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ca Mini</text:p>
          </table:table-cell>
          <table:table-cell table:style-name="ce1" office:value-type="string" calcext:value-type="string">
            <text:p>ollama/orca-mini</text:p>
          </table:table-cell>
          <table:table-cell table:formula="of:=SUBSTITUTE([.C67]; &quot;completion(model='&quot;; &quot;&quot;)" office:value-type="string" office:string-value="ollama/orca-mini" calcext:value-type="string">
            <text:p>ollama/orca-min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cuna</text:p>
          </table:table-cell>
          <table:table-cell table:style-name="ce1" office:value-type="string" calcext:value-type="string">
            <text:p>ollama/vicuna</text:p>
          </table:table-cell>
          <table:table-cell table:formula="of:=SUBSTITUTE([.C68]; &quot;completion(model='&quot;; &quot;&quot;)" office:value-type="string" office:string-value="ollama/vicuna" calcext:value-type="string">
            <text:p>ollama/vicun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us-Hermes</text:p>
          </table:table-cell>
          <table:table-cell table:style-name="ce1" office:value-type="string" calcext:value-type="string">
            <text:p>ollama/nous-hermes</text:p>
          </table:table-cell>
          <table:table-cell table:formula="of:=SUBSTITUTE([.C69]; &quot;completion(model='&quot;; &quot;&quot;)" office:value-type="string" office:string-value="ollama/nous-hermes" calcext:value-type="string">
            <text:p>ollama/nous-herm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us-Hermes 13B</text:p>
          </table:table-cell>
          <table:table-cell table:style-name="ce1" office:value-type="string" calcext:value-type="string">
            <text:p>ollama/nous-hermes:13b</text:p>
          </table:table-cell>
          <table:table-cell table:formula="of:=SUBSTITUTE([.C70]; &quot;completion(model='&quot;; &quot;&quot;)" office:value-type="string" office:string-value="ollama/nous-hermes:13b" calcext:value-type="string">
            <text:p>ollama/nous-hermes:13b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izard Vicuna Uncensored</text:p>
          </table:table-cell>
          <table:table-cell table:style-name="ce1" office:value-type="string" calcext:value-type="string">
            <text:p>ollama/wizard-vicuna</text:p>
          </table:table-cell>
          <table:table-cell table:formula="of:=SUBSTITUTE([.C71]; &quot;completion(model='&quot;; &quot;&quot;)" office:value-type="string" office:string-value="ollama/wizard-vicuna" calcext:value-type="string">
            <text:p>ollama/wizard-vicuna</text:p>
          </table:table-cell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t-bison-32k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t-bison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t-bison@00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dechat-bison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dechat-bison-32k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dechat-bison@00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xt-bison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xt-bison@00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de-bison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de-bison@00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de-gecko@00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de-gecko@latest</text:p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lm/chat-bison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aude-instant-1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aude-instant-1.2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aude-2</text:p>
          </table:table-cell>
          <table:table-cell table:style-name="ce1" table:number-columns-repeated="2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gemaker/jumpstart-dft-meta-textgeneration-llama-2-7b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sagemaker/your-endpoint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anthropic.claude-v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thropic.claude-instant-v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thropic.claude-v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mazon.titan-text-lite-v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mazon.titan-text-express-v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here.command-text-v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i21.j2-mid-v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i21.j2-ultra-v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ta.llama2-13b-chat-v1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yscale/meta-llama/Llama-2-7b-chat-hf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yscale/meta-llama/Llama-2-13b-chat-hf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yscale/meta-llama/Llama-2-70b-chat-hf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yscale/mistralai/Mistral-7B-Instruct-v0.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yscale/codellama/CodeLlama-34b-Instruct-hf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perplexity/codellama-34b-instru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plexity/llama-2-13b-ch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plexity/llama-2-70b-ch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plexity/mistral-7b-instru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plexity/replit-code-v1.5-3b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vllm/meta-llama/Llama-2-7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llm/tiiuae/falcon-7b-instru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llm/mosaicml/mpt-7b-ch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llm/codellama/CodeLlama-34b-Instruct-h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llm/WizardLM/WizardCoder-Python-34B-V1.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llm/Phind/Phind-CodeLlama-34B-v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infra/meta-llama/Llama-2-70b-chat-h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infra/meta-llama/Llama-2-7b-chat-h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infra/meta-llama/Llama-2-13b-chat-h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infra/codellama/CodeLlama-34b-Instruct-h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infra/mistralai/Mistral-7B-Instruct-v0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infra/jondurbin/airoboros-l2-70b-gpt4-1.4.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j2-ligh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2-m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2-ultr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dolphin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hatdolphin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-ligh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-medi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-medium-be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-xlarge-be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-nightly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togethercomputer/llama-2-70b-ch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togethercomputer/llama-2-70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togethercomputer/LLaMA-2-7B-32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togethercomputer/Llama-2-7B-32K-Instru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togethercomputer/llama-2-7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togethercomputer/falcon-40b-instru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togethercomputer/falcon-7b-instru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togethercomputer/alpaca-7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HuggingFaceH4/starchat-alph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togethercomputer/CodeLlama-34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togethercomputer/CodeLlama-34b-Instru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togethercomputer/CodeLlama-34b-Pyth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defog/sqlco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NumbersStation/nsql-llama-2-7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WizardLM/WizardCoder-15B-V1.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WizardLM/WizardCoder-Python-34B-V1.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NousResearch/Nous-Hermes-Llama2-13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Austism/chronos-hermes-13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upstage/SOLAR-0-70b-16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gether_ai/WizardLM/WizardLM-70B-V1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1:52:03.232125442</meta:creation-date>
    <dc:date>2023-11-20T22:38:32.041935655</dc:date>
    <meta:editing-duration>PT46M29S</meta:editing-duration>
    <meta:editing-cycles>1</meta:editing-cycles>
    <meta:document-statistic meta:table-count="1" meta:cell-count="262" meta:object-count="0"/>
    <meta:generator>LibreOffice/7.4.7.2$Linux_X86_64 LibreOffice_project/40$Build-2</meta:generator>
    <meta:user-defined meta:name="date">YYYY-11-DDT21:51:53.459</meta:user-defined>
  </office:meta>
</office:document-meta>
</file>